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style:font-size-asian="14pt" style:font-size-complex="14pt" style:font-weight-complex="bold"/>
    </style:style>
    <style:style style:name="T1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variant="normal" fo:text-transform="none" fo:color="#000000" loext:opacity="100%" fo:font-size="14pt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0"><text:span text:style-name="Название_20_книги"><text:span text:style-name="T2">отчет</text:span></text:span></text:p>
      <text:p text:style-name="P3"><text:span text:style-name="T5">по лабораторной работе №6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16">Тема: 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/text:span></text:span></text:p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7">Студент гр. </text:span><text:span text:style-name="T19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0">Санкт-Петербург</text:span></text:p>
      <text:p text:style-name="P3"><text:span text:style-name="T10">2021</text:span></text:p>
      <text:p text:style-name="P11"><text:span text:style-name="T5">Цель работы.</text:span></text:p>
      <text:p text:style-name="P12"><text:span text:style-name="T9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span></text:p>
      <text:p text:style-name="P12"><text:span text:style-name="T9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span></text:p>
      <text:p text:style-name="P12"><text:span text:style-name="T9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span></text:p>
      <text:p text:style-name="P13"><text:span text:style-name="T6"><text:tab/>Ход работы.</text:span></text:p>
      <text:p text:style-name="P12"><text:span text:style-name="T11">Была написана функция count на языке ассемблера, принимающая пять аргументов: указатель на массив с числами, количество чисел, указатель на массив с границами интервалов, количество интервалов и указатель на массив с результатами подсчётов.</text:span></text:p>
      <text:p text:style-name="P12"><text:span text:style-name="T11">В функции count написан двойной цикл, который пробегает все интервалы и на каждом из них пробегает все числа, увеличивая счётчик</text:span></text:p>
      <text:p text:style-name="P12"><text:span text:style-name="T11">Была написана программа на языке C++, считывающая с потока стандартного вывода количество чисел, границы распределения чисел, количество и границы интервалов, вычисляющая псевдослучайные числа в нормальном распределении, передающая нужные данные функции count и выводящая содержимое массива с результатами подсчётов.</text:span></text:p>
      <text:p text:style-name="P13"><text:span text:style-name="T5"><text:tab/>Вывод.</text:span></text:p>
      <text:p text:style-name="P15"><text:span text:style-name="T11"><text:tab/>Была написана программа на C++ и ассемблере nasm. Была реализована функция на ассемблере, вызываемая в программе на C++. Программа выполняет генерацию псевдослучайных чисел в произвольном диапазоне и считает количество этих чисел в произвольных интервалах.</text:span></text:p>
      <text:p text:style-name="P14"><text:span text:style-name="T6">ПРИЛОЖЕНИЕ </text:span><text:span text:style-name="T8">А</text:span></text:p>
      <text:p text:style-name="P16"><text:span text:style-name="T6">Исходный </text:span><text:span text:style-name="T8">код программы</text:span></text:p>
      <text:p text:style-name="P17"><text:span text:style-name="T20">main.c</text:span></text:p>
      <text:p text:style-name="P17"><text:span text:style-name="T15">#include &lt;iostream&gt;</text:span></text:p>
      <text:p text:style-name="P17"><text:span text:style-name="T15">#include &lt;random&gt;</text:span></text:p>
      <text:p text:style-name="P18"/>
      <text:p text:style-name="P17"><text:span text:style-name="T15">extern "C" void count(int* nums, int numsCount, int* borders, int intervalCount, int* result);</text:span></text:p>
      <text:p text:style-name="P18"/>
      <text:p text:style-name="P17"><text:span text:style-name="T15">int main() {</text:span></text:p>
      <text:p text:style-name="P18"/>
      <text:p text:style-name="P17"><text:span text:style-name="T15"><text:s text:c="4"/>int randNumCount;</text:span></text:p>
      <text:p text:style-name="P17"><text:span text:style-name="T15"><text:s text:c="4"/>std::cout &lt;&lt; "Введите количество целых чисел: ";</text:span></text:p>
      <text:p text:style-name="P17"><text:span text:style-name="T15"><text:s text:c="4"/>std::cin &gt;&gt; randNumCount;</text:span></text:p>
      <text:p text:style-name="P17"><text:span text:style-name="T15"><text:s text:c="4"/>while (randNumCount &lt;= 0) {</text:span></text:p>
      <text:p text:style-name="P17"><text:span text:style-name="T15"><text:s text:c="8"/>std::cout &lt;&lt; "Некорректное количество чисел, попробуйте еще раз.\nВведите количество интервалов: ";</text:span></text:p>
      <text:p text:style-name="P17"><text:span text:style-name="T15"><text:s text:c="8"/>std::cin &gt;&gt; randNumCount;</text:span></text:p>
      <text:p text:style-name="P17"><text:span text:style-name="T15"><text:s text:c="4"/>}</text:span></text:p>
      <text:p text:style-name="P18"/>
      <text:p text:style-name="P17"><text:span text:style-name="T15"><text:s text:c="4"/>int min_x, max_x;</text:span></text:p>
      <text:p text:style-name="P17"><text:span text:style-name="T15"><text:s text:c="4"/>std::cout &lt;&lt; "Введите границы: ";</text:span></text:p>
      <text:p text:style-name="P17"><text:span text:style-name="T15"><text:s text:c="4"/>std::cin &gt;&gt; min_x &gt;&gt; max_x;</text:span></text:p>
      <text:p text:style-name="P17"><text:span text:style-name="T15"><text:s text:c="4"/>while (max_x &lt;= min_x) {</text:span></text:p>
      <text:p text:style-name="P17"><text:span text:style-name="T15"><text:s text:c="8"/>std::cout &lt;&lt; "Некорректные границы распределения, попробуйте еще раз.\nВведите количество интервалов: ";</text:span></text:p>
      <text:p text:style-name="P17"><text:span text:style-name="T15"><text:s text:c="8"/>std::cin &gt;&gt; min_x &gt;&gt; max_x;</text:span></text:p>
      <text:p text:style-name="P17"><text:span text:style-name="T15"><text:s text:c="4"/>}</text:span></text:p>
      <text:p text:style-name="P18"/>
      <text:p text:style-name="P17"><text:span text:style-name="T15"><text:s text:c="4"/>int intervalCount;</text:span></text:p>
      <text:p text:style-name="P17"><text:span text:style-name="T15"><text:s text:c="4"/>std::cout &lt;&lt; "Введите количество интервалов: ";</text:span></text:p>
      <text:p text:style-name="P17"><text:span text:style-name="T15"><text:s text:c="4"/>std::cin &gt;&gt; intervalCount;</text:span></text:p>
      <text:p text:style-name="P17"><text:span text:style-name="T15"><text:s text:c="4"/>while (intervalCount &lt;= 0 || max_x - min_x &lt;= intervalCount) {</text:span></text:p>
      <text:p text:style-name="P17"><text:span text:style-name="T15"><text:s text:c="8"/>std::cout &lt;&lt; "Некорректное количество интервалов, попробуйте еще раз.\nВведите количество интервалов: ";</text:span></text:p>
      <text:p text:style-name="P17"><text:span text:style-name="T15"><text:s text:c="8"/>std::cin &gt;&gt; intervalCount;</text:span></text:p>
      <text:p text:style-name="P17"><text:span text:style-name="T15"><text:s text:c="4"/>}</text:span></text:p>
      <text:p text:style-name="P18"/>
      <text:p text:style-name="P17"><text:span text:style-name="T15"><text:s text:c="4"/>std::cout &lt;&lt; "Введите границы в порядке возрастания (левые границы, и в конце правая граница последнего интервала): ";</text:span></text:p>
      <text:p text:style-name="P17"><text:span text:style-name="T15"><text:s text:c="4"/>int* borders = new int[intervalCount + 1];</text:span></text:p>
      <text:p text:style-name="P17"><text:span text:style-name="T15"><text:s text:c="4"/>int* result = new int[intervalCount] { 0 };</text:span></text:p>
      <text:p text:style-name="P17"><text:span text:style-name="T15"><text:s text:c="4"/>for (int i = 0; i &lt; intervalCount + 1; i++)</text:span></text:p>
      <text:p text:style-name="P17"><text:span text:style-name="T15"><text:s text:c="8"/>std::cin &gt;&gt; borders[i];</text:span></text:p>
      <text:p text:style-name="P18"><text:soft-page-break/></text:p>
      <text:p text:style-name="P17"><text:span text:style-name="T15"><text:s text:c="4"/>std::random_device rd{};</text:span></text:p>
      <text:p text:style-name="P17"><text:span text:style-name="T15"><text:s text:c="4"/>std::mt19937 gen(rd());</text:span></text:p>
      <text:p text:style-name="P18"/>
      <text:p text:style-name="P17"><text:span text:style-name="T15"><text:s text:c="4"/>float expectation = float(max_x + min_x) / 2; // мат ожидание</text:span></text:p>
      <text:p text:style-name="P17"><text:span text:style-name="T15"><text:s text:c="4"/>float stddev = float(max_x - min_x) / 6; // мат отклонение</text:span></text:p>
      <text:p text:style-name="P17"><text:span text:style-name="T15"><text:s text:c="4"/>std::normal_distribution&lt;float&gt; dist(expectation, stddev);</text:span></text:p>
      <text:p text:style-name="P18"/>
      <text:p text:style-name="P17"><text:span text:style-name="T15"><text:s text:c="4"/>int* nums = new int[randNumCount];</text:span></text:p>
      <text:p text:style-name="P17"><text:span text:style-name="T15"><text:s text:c="4"/>for (int i = 0; i &lt; randNumCount; i++)</text:span></text:p>
      <text:p text:style-name="P17"><text:span text:style-name="T15"><text:s text:c="8"/>nums[i] = (int) round(dist(gen));</text:span></text:p>
      <text:p text:style-name="P18"/>
      <text:p text:style-name="P17"><text:span text:style-name="T15"><text:s text:c="4"/>count(nums, randNumCount, borders, intervalCount, result);</text:span></text:p>
      <text:p text:style-name="P18"/>
      <text:p text:style-name="P17"><text:span text:style-name="T15"><text:s text:c="4"/>std::cout &lt;&lt; '\n';</text:span></text:p>
      <text:p text:style-name="P17"><text:span text:style-name="T15"><text:s text:c="4"/>for (int i = 0; i &lt; intervalCount; ++i) {</text:span></text:p>
      <text:p text:style-name="P17"><text:span text:style-name="T15"><text:s text:c="8"/>std::cout &lt;&lt; "Интервал номер " &lt;&lt; i+1 &lt;&lt; " (" &lt;&lt; borders[i] &lt;&lt; ", " &lt;&lt; borders[i+1] &lt;&lt; "):\n";</text:span></text:p>
      <text:p text:style-name="P17"><text:span text:style-name="T15"><text:s text:c="8"/>std::cout &lt;&lt; result[i] &lt;&lt; " чисел.\n";</text:span></text:p>
      <text:p text:style-name="P17"><text:span text:style-name="T15"><text:s text:c="4"/>}</text:span></text:p>
      <text:p text:style-name="P17"><text:span text:style-name="T15">}</text:span></text:p>
      <text:p text:style-name="P17"><text:span text:style-name="T22">count.asm</text:span></text:p>
      <text:p text:style-name="P17"><text:span text:style-name="T15">global count</text:span></text:p>
      <text:p text:style-name="P18"/>
      <text:p text:style-name="P17"><text:span text:style-name="T15">section .text</text:span></text:p>
      <text:p text:style-name="P18"/>
      <text:p text:style-name="P17"><text:span text:style-name="T15">; for (int i = 0; i &lt; intervalCount; ++i) {</text:span></text:p>
      <text:p text:style-name="P17"><text:span text:style-name="T15">; <text:s text:c="4"/>for (int j = 0; j &lt; numsCount; ++j) {</text:span></text:p>
      <text:p text:style-name="P17"><text:span text:style-name="T15">; <text:s text:c="8"/>if (nums[j] &gt;= borders[i] &amp;&amp; nums[j] &lt; borders[i+1]) {</text:span></text:p>
      <text:p text:style-name="P17"><text:span text:style-name="T15">; <text:s text:c="12"/>++result[i];</text:span></text:p>
      <text:p text:style-name="P17"><text:span text:style-name="T15">; <text:s text:c="8"/>}</text:span></text:p>
      <text:p text:style-name="P17"><text:span text:style-name="T15">; <text:s text:c="4"/>}</text:span></text:p>
      <text:p text:style-name="P17"><text:span text:style-name="T15">; }</text:span></text:p>
      <text:p text:style-name="P17"><text:span text:style-name="T15">count:</text:span></text:p>
      <text:p text:style-name="P17"><text:span text:style-name="T15">%define nums [ebp+8]</text:span></text:p>
      <text:p text:style-name="P17"><text:span text:style-name="T15">%define numsCount [ebp+12]</text:span></text:p>
      <text:p text:style-name="P17"><text:span text:style-name="T15">%define borders [ebp+16]</text:span></text:p>
      <text:p text:style-name="P17"><text:span text:style-name="T15">%define intervalCount [ebp+20]</text:span></text:p>
      <text:p text:style-name="P17"><text:span text:style-name="T15">%define result [ebp+24]</text:span></text:p>
      <text:p text:style-name="P18"/>
      <text:p text:style-name="P17"><text:span text:style-name="T15"><text:s text:c="4"/>push ebp</text:span></text:p>
      <text:p text:style-name="P17"><text:span text:style-name="T15"><text:s text:c="4"/>mov ebp, esp</text:span></text:p>
      <text:p text:style-name="P18"/>
      <text:p text:style-name="P17"><text:span text:style-name="T15"><text:s text:c="4"/>push dword 0 ; int i = 0</text:span></text:p>
      <text:p text:style-name="P17"><text:span text:style-name="T15"><text:s text:c="4"/>push dword 0 ; int j = 0</text:span></text:p>
      <text:p text:style-name="P18"><text:soft-page-break/></text:p>
      <text:p text:style-name="P17"><text:span text:style-name="T15">%define i [ebp-4]</text:span></text:p>
      <text:p text:style-name="P17"><text:span text:style-name="T15">%define j [ebp-8]</text:span></text:p>
      <text:p text:style-name="P18"/>
      <text:p text:style-name="P17"><text:span text:style-name="T15"><text:s text:c="4"/>push ebx</text:span></text:p>
      <text:p text:style-name="P18"/>
      <text:p text:style-name="P17"><text:span text:style-name="T15">count.for_i:</text:span></text:p>
      <text:p text:style-name="P18"/>
      <text:p text:style-name="P17"><text:span text:style-name="T15"><text:s text:c="4"/>; if i &gt;= intervalCount then exit</text:span></text:p>
      <text:p text:style-name="P17"><text:span text:style-name="T15"><text:s text:c="4"/>mov eax, intervalCount</text:span></text:p>
      <text:p text:style-name="P17"><text:span text:style-name="T15"><text:s text:c="4"/>cmp i, eax</text:span></text:p>
      <text:p text:style-name="P17"><text:span text:style-name="T15"><text:s text:c="4"/>jge count.for_i.exit</text:span></text:p>
      <text:p text:style-name="P18"/>
      <text:p text:style-name="P17"><text:span text:style-name="T15"><text:s text:c="4"/>mov dword j, 0 ; j = 0 before for_j</text:span></text:p>
      <text:p text:style-name="P18"/>
      <text:p text:style-name="P17"><text:span text:style-name="T15"><text:s text:c="4"/>; result[i] = 0</text:span></text:p>
      <text:p text:style-name="P17"><text:span text:style-name="T15"><text:s text:c="4"/>mov edx, result</text:span></text:p>
      <text:p text:style-name="P17"><text:span text:style-name="T15"><text:s text:c="4"/>mov ecx, i</text:span></text:p>
      <text:p text:style-name="P17"><text:span text:style-name="T15"><text:s text:c="4"/>mov [edx+4*ecx], dword 0</text:span></text:p>
      <text:p text:style-name="P18"/>
      <text:p text:style-name="P17"><text:span text:style-name="T15"><text:s text:c="4"/>count.for_i.for_j:</text:span></text:p>
      <text:p text:style-name="P18"/>
      <text:p text:style-name="P17"><text:span text:style-name="T15"><text:s text:c="8"/>; if j &gt;= numsCount then exit</text:span></text:p>
      <text:p text:style-name="P17"><text:span text:style-name="T15"><text:s text:c="8"/>mov eax, numsCount</text:span></text:p>
      <text:p text:style-name="P17"><text:span text:style-name="T15"><text:s text:c="8"/>cmp j, eax</text:span></text:p>
      <text:p text:style-name="P17"><text:span text:style-name="T15"><text:s text:c="8"/>jge count.for_i.for_j.exit</text:span></text:p>
      <text:p text:style-name="P18"/>
      <text:p text:style-name="P17"><text:span text:style-name="T15"><text:s text:c="8"/>; eax = nums[j]</text:span></text:p>
      <text:p text:style-name="P17"><text:span text:style-name="T15"><text:s text:c="8"/>mov edx, nums</text:span></text:p>
      <text:p text:style-name="P17"><text:span text:style-name="T15"><text:s text:c="8"/>mov ecx, j</text:span></text:p>
      <text:p text:style-name="P17"><text:span text:style-name="T15"><text:s text:c="8"/>mov eax, [edx+4*ecx]</text:span></text:p>
      <text:p text:style-name="P18"/>
      <text:p text:style-name="P17"><text:span text:style-name="T15"><text:s text:c="8"/>; ebx = borders[i]</text:span></text:p>
      <text:p text:style-name="P17"><text:span text:style-name="T15"><text:s text:c="8"/>mov edx, borders</text:span></text:p>
      <text:p text:style-name="P17"><text:span text:style-name="T15"><text:s text:c="8"/>mov ecx, i</text:span></text:p>
      <text:p text:style-name="P17"><text:span text:style-name="T15"><text:s text:c="8"/>mov ebx, [edx+4*ecx]</text:span></text:p>
      <text:p text:style-name="P18"/>
      <text:p text:style-name="P17"><text:span text:style-name="T15"><text:s text:c="8"/>; if nums[j] &lt; borders[i] then next iteration</text:span></text:p>
      <text:p text:style-name="P17"><text:span text:style-name="T15"><text:s text:c="8"/>cmp eax, ebx</text:span></text:p>
      <text:p text:style-name="P17"><text:span text:style-name="T15"><text:s text:c="8"/>jl count.for_i.for_j.end_iteration</text:span></text:p>
      <text:p text:style-name="P18"/>
      <text:p text:style-name="P17"><text:span text:style-name="T15"><text:s text:c="8"/>; ebx = borders[i+1]</text:span></text:p>
      <text:p text:style-name="P17"><text:span text:style-name="T15"><text:s text:c="8"/>;mov edx, borders ; &lt;&lt;-- borders already in edx</text:span></text:p>
      <text:p text:style-name="P17"><text:span text:style-name="T15"><text:s text:c="8"/>;mov ecx, i ; &lt;&lt;-- i already in ecx</text:span></text:p>
      <text:p text:style-name="P17"><text:span text:style-name="T15"><text:s text:c="8"/>inc ecx</text:span></text:p>
      <text:p text:style-name="P17"><text:span text:style-name="T15"><text:s text:c="8"/>mov ebx, [edx+4*ecx]</text:span></text:p>
      <text:p text:style-name="P18"><text:soft-page-break/></text:p>
      <text:p text:style-name="P17"><text:span text:style-name="T15"><text:s text:c="8"/>; if nums[j] &gt;= borders[i] then next iteration</text:span></text:p>
      <text:p text:style-name="P17"><text:span text:style-name="T15"><text:s text:c="8"/>cmp eax, ebx</text:span></text:p>
      <text:p text:style-name="P17"><text:span text:style-name="T15"><text:s text:c="8"/>jge count.for_i.for_j.end_iteration</text:span></text:p>
      <text:p text:style-name="P18"/>
      <text:p text:style-name="P17"><text:span text:style-name="T15"><text:s text:c="8"/>; ++result[i]</text:span></text:p>
      <text:p text:style-name="P17"><text:span text:style-name="T15"><text:s text:c="8"/>mov edx, result</text:span></text:p>
      <text:p text:style-name="P17"><text:span text:style-name="T15"><text:s text:c="8"/>;mov ecx, i ; &lt;&lt;-- i+1 already in ecx</text:span></text:p>
      <text:p text:style-name="P17"><text:span text:style-name="T15"><text:s text:c="8"/>dec ecx <text:s text:c="4"/>; then just decrement ecx</text:span></text:p>
      <text:p text:style-name="P17"><text:span text:style-name="T15"><text:s text:c="8"/>inc dword [edx+4*ecx]</text:span></text:p>
      <text:p text:style-name="P18"/>
      <text:p text:style-name="P17"><text:span text:style-name="T15"><text:s text:c="8"/>count.for_i.for_j.end_iteration:</text:span></text:p>
      <text:p text:style-name="P18"/>
      <text:p text:style-name="P17"><text:span text:style-name="T15"><text:s text:c="8"/>inc dword j; ++j</text:span></text:p>
      <text:p text:style-name="P18"/>
      <text:p text:style-name="P17"><text:span text:style-name="T15"><text:s text:c="8"/>jmp count.for_i.for_j</text:span></text:p>
      <text:p text:style-name="P18"/>
      <text:p text:style-name="P17"><text:span text:style-name="T15"><text:s text:c="4"/>count.for_i.for_j.exit:</text:span></text:p>
      <text:p text:style-name="P18"/>
      <text:p text:style-name="P17"><text:span text:style-name="T15">count.for_i.end_iteration:</text:span></text:p>
      <text:p text:style-name="P18"/>
      <text:p text:style-name="P17"><text:span text:style-name="T15"><text:s text:c="4"/>inc dword i ; ++i</text:span></text:p>
      <text:p text:style-name="P18"/>
      <text:p text:style-name="P17"><text:span text:style-name="T15"><text:s text:c="4"/>jmp count.for_i</text:span></text:p>
      <text:p text:style-name="P18"/>
      <text:p text:style-name="P17"><text:span text:style-name="T15">count.for_i.exit:</text:span></text:p>
      <text:p text:style-name="P18"/>
      <text:p text:style-name="P17"><text:span text:style-name="T15"><text:s text:c="4"/>pop ebx</text:span></text:p>
      <text:p text:style-name="P17"><text:span text:style-name="T15"><text:s text:c="4"/>mov esp, ebp</text:span></text:p>
      <text:p text:style-name="P17"><text:span text:style-name="T15"><text:s text:c="4"/>pop ebp</text:span></text:p>
      <text:p text:style-name="P18"/>
      <text:p text:style-name="P17"><text:span text:style-name="T15"><text:s text:c="4"/>r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6T17:35:16</dc:date>
    <meta:editing-cycles>27</meta:editing-cycles>
    <dc:title>ПРОЕКТ ЛЭТИ</dc:title>
    <meta:editing-duration>P1DT1H15M</meta:editing-duration>
    <meta:generator>LibreOffice/7.1.8.1$Linux_X86_64 LibreOffice_project/10$Build-1</meta:generator>
    <meta:document-statistic meta:table-count="1" meta:image-count="0" meta:object-count="0" meta:page-count="8" meta:paragraph-count="149" meta:word-count="819" meta:character-count="6034" meta:non-whitespace-character-count="4779"/>
    <meta:user-defined meta:name="AppVersion">15.0000</meta:user-defined>
    <meta:template xlink:type="simple" xlink:actuate="onRequest" xlink:title="Normal.dotm" xlink:href=""/>
  </office:meta>
</office:document-meta>
</file>